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931099161801</text:p>
          </table:table-cell>
          <table:table-cell office:value-type="string" calcext:value-type="string">
            <text:p>4N 17W 8CBCC1:G-042424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048" calcext:value-type="float">
            <text:p>53.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31099161801</text:p>
          </table:table-cell>
          <table:table-cell office:value-type="string" calcext:value-type="string">
            <text:p>4N 17W 8CBCC1:G-042424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31099161801</text:p>
          </table:table-cell>
          <table:table-cell office:value-type="string" calcext:value-type="string">
            <text:p>4N 17W 8CBCC1:G-042424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096" calcext:value-type="float">
            <text:p>53.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31099161801</text:p>
          </table:table-cell>
          <table:table-cell office:value-type="string" calcext:value-type="string">
            <text:p>4N 17W 8CBCC1:G-042424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424" calcext:value-type="float">
            <text:p>52.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31099161801</text:p>
          </table:table-cell>
          <table:table-cell office:value-type="string" calcext:value-type="string">
            <text:p>4N 17W 8CBCC1:G-042424</text:p>
          </table:table-cell>
          <table:table-cell office:value-type="string" calcext:value-type="string">
            <text:p>202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31099161801</text:p>
          </table:table-cell>
          <table:table-cell office:value-type="string" calcext:value-type="string">
            <text:p>4N 17W 8CBCC1:G-042424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384" calcext:value-type="float">
            <text:p>53.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31099161801</text:p>
          </table:table-cell>
          <table:table-cell office:value-type="string" calcext:value-type="string">
            <text:p>4N 17W 8CBCC1:G-042424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31099161801</text:p>
          </table:table-cell>
          <table:table-cell office:value-type="string" calcext:value-type="string">
            <text:p>4N 17W 8CBCC1:G-042424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536" calcext:value-type="float">
            <text:p>54.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31099161801</text:p>
          </table:table-cell>
          <table:table-cell office:value-type="string" calcext:value-type="string">
            <text:p>4N 17W 8CBCC1:G-042424</text:p>
          </table:table-cell>
          <table:table-cell office:value-type="string" calcext:value-type="string">
            <text:p>2017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256" calcext:value-type="float">
            <text:p>54.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31099161801</text:p>
          </table:table-cell>
          <table:table-cell office:value-type="string" calcext:value-type="string">
            <text:p>4N 17W 8CBCC1:G-042424</text:p>
          </table:table-cell>
          <table:table-cell office:value-type="string" calcext:value-type="string">
            <text:p>2016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008" calcext:value-type="float">
            <text:p>53.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31099161801</text:p>
          </table:table-cell>
          <table:table-cell office:value-type="string" calcext:value-type="string">
            <text:p>4N 17W 8CBCC1:G-042424</text:p>
          </table:table-cell>
          <table:table-cell office:value-type="string" calcext:value-type="string">
            <text:p>2015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